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9cm" svg:height="1.399cm" svg:x="0.9cm" svg:y="1.2cm" svg:viewBox="0 0 2200 1400" draw:points="0,1400 2200,1400 2200,0 0,0">
          <text:p/>
        </draw:polygon>
        <draw:line draw:style-name="gr1" draw:layer="layout" svg:x1="1.944cm" svg:y1="2.144cm" svg:x2="2.679cm" svg:y2="1.568cm">
          <text:p/>
        </draw:line>
        <draw:polygon draw:style-name="gr2" draw:layer="layout" svg:width="0.901cm" svg:height="0.806cm" svg:x="1.944cm" svg:y="1.568cm" svg:viewBox="0 0 902 807" draw:points="188,807 902,246 735,0 0,576">
          <text:p/>
        </draw:polygon>
        <draw:polygon draw:style-name="gr1" draw:layer="layout" svg:width="0.901cm" svg:height="0.806cm" svg:x="1.944cm" svg:y="1.568cm" svg:viewBox="0 0 902 807" draw:points="188,807 902,246 735,0 0,576">
          <text:p/>
        </draw:polygon>
        <draw:frame draw:style-name="gr3" draw:layer="layout" svg:width="1.2cm" svg:height="0.601cm" svg:x="0.78cm" svg:y="1.06cm">
          <draw:text-box>
            <text:p text:style-name="P1"><text:span text:style-name="T1">вывед. </text:span></text:p>
          </draw:text-box>
        </draw:frame>
        <draw:frame draw:style-name="gr3" draw:layer="layout" svg:width="1cm" svg:height="0.601cm" svg:x="2.2cm" svg:y="1.053cm">
          <draw:text-box>
            <text:p text:style-name="P1"><text:span text:style-name="T1">введ. </text:span></text:p>
          </draw:text-box>
        </draw:frame>
        <draw:path draw:style-name="gr2" draw:layer="layout" svg:width="0.297cm" svg:height="0.299cm" svg:x="2.62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62cm" svg:y="1.5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olygon draw:style-name="gr2" draw:layer="layout" svg:width="0.901cm" svg:height="0.806cm" svg:x="1.227cm" svg:y="1.546cm" svg:viewBox="0 0 902 807" draw:points="714,807 0,246 167,0 902,576">
          <text:p/>
        </draw:polygon>
        <draw:polygon draw:style-name="gr1" draw:layer="layout" svg:width="0.901cm" svg:height="0.806cm" svg:x="1.227cm" svg:y="1.546cm" svg:viewBox="0 0 902 807" draw:points="714,807 0,246 167,0 902,576">
          <text:p/>
        </draw:polygon>
        <draw:path draw:style-name="gr2" draw:layer="layout" svg:width="0.297cm" svg:height="0.299cm" svg:x="1.13cm" svg:y="1.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13cm" svg:y="1.5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9cm" svg:y="2.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9cm" svg:y="2.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9cm" svg:y="1.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1.9cm" svg:y="1.3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6:37.515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9T10:06:48.781000000</dc:date>
    <meta:document-statistic meta:object-count="16"/>
    <meta:template xlink:type="simple" xlink:actuate="onRequest" xlink:title="1" xlink:href="file:///C:/Documents%20and%20Settings/User/Application%20Data/LibreOffice/4/user/template/1.otg" meta:date="2015-09-29T10:06:37.453000000"/>
  </office:meta>
</office:document-meta>
</file>